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13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0.558cm" loext:decorative="false"/>
      <style:paragraph-properties style:writing-mode="lr-tb"/>
    </style:style>
    <style:style style:name="gr3" style:family="graphic" style:parent-style-name="standard">
      <style:graphic-properties draw:fill="none" draw:textarea-vertical-align="middle" draw:auto-grow-height="false" fo:min-height="5.313cm" fo:min-width="0cm" fo:wrap-option="wrap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3.83cm" loext:decorative="false"/>
      <style:paragraph-properties style:writing-mode="lr-tb"/>
    </style:style>
    <style:style style:name="gr5" style:family="graphic" style:parent-style-name="objectwithoutfill">
      <style:graphic-properties svg:stroke-width="0.106cm" draw:marker-start="Arrow_20_short" draw:marker-start-width="0.358cm" draw:marker-end="Arrow_20_short" draw:marker-end-width="0.358cm" draw:fill="none" draw:textarea-vertical-align="middle" fo:padding-top="0.177cm" fo:padding-bottom="0.177cm" fo:padding-left="0.302cm" fo:padding-right="0.302cm" loext:decorative="false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>
      <style:graphic-properties draw:stroke="none" draw:fill="none" fo:min-height="0.946cm" loext:decorative="false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5.958cm" fo:min-width="0cm" fo:wrap-option="wrap" loext:decorative="false"/>
    </style:style>
    <style:style style:name="gr9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co1" style:family="table-column">
      <style:table-column-properties style:column-width="2.32cm" style:use-optimal-column-width="false"/>
    </style:style>
    <style:style style:name="co2" style:family="table-column">
      <style:table-column-properties style:column-width="1.682cm" style:use-optimal-column-width="false"/>
    </style:style>
    <style:style style:name="co3" style:family="table-column">
      <style:table-column-properties style:column-width="1.46cm" style:use-optimal-column-width="false"/>
    </style:style>
    <style:style style:name="co4" style:family="table-column">
      <style:table-column-properties style:column-width="1.45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162cm" style:use-optimal-row-height="false"/>
    </style:style>
    <style:style style:name="ro3" style:family="table-row">
      <style:table-row-properties style:row-height="1.166cm" style:use-optimal-row-height="false"/>
    </style:style>
    <style:style style:name="ro4" style:family="table-row">
      <style:table-row-properties style:row-height="1.115cm" style:use-optimal-row-height="false"/>
    </style:style>
    <style:style style:name="ro5" style:family="table-row">
      <style:table-row-properties style:row-height="1.119cm" style:use-optimal-row-height="false"/>
    </style:style>
    <style:style style:name="ce1" style:family="table-cell">
      <loext:graphic-properties draw:textarea-vertical-align="middle"/>
      <style:paragraph-properties fo:text-align="center" fo:border="none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fill="solid" draw:fill-color="#ff0000" draw:textarea-vertical-align="middle"/>
      <style:paragraph-properties fo:text-align="center"/>
    </style:style>
    <style:style style:name="ce4" style:family="table-cell">
      <loext:graphic-properties draw:fill="solid" draw:fill-color="#a1467e" draw:textarea-vertical-align="middle"/>
      <style:paragraph-properties fo:text-align="center"/>
    </style:style>
    <style:style style:name="ce5" style:family="table-cell">
      <loext:graphic-properties draw:fill="solid" draw:fill-color="#8e86ae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3465a4" loext:opacity="100%"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T1" style:family="text">
      <style:text-properties fo:color="#3465a4" loext:opacity="100%" fo:font-size="24pt" style:font-size-asian="24pt" style:font-size-complex="24pt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2.7cm" svg:height="2.384cm" svg:x="17.51cm" svg:y="5.445cm">
          <draw:text-box>
            <text:p text:style-name="P1">Vecteur de pattern d’attention</text:p>
            <text:p text:style-name="P1">associé au mot “souris”</text:p>
            <text:p text:style-name="P1">(6eme vecteur de X)</text:p>
          </draw:text-box>
        </draw:frame>
        <draw:frame draw:style-name="gr2" draw:text-style-name="P3" draw:layer="layout" svg:width="1.058cm" svg:height="1.195cm" svg:x="11.802cm" svg:y="5.762cm">
          <draw:text-box>
            <text:p text:style-name="P1"><text:span text:style-name="T1">s</text:span></text:p>
          </draw:text-box>
        </draw:frame>
        <draw:frame draw:style-name="gr1" draw:text-style-name="P2" draw:layer="layout" svg:width="6.35cm" svg:height="2.384cm" svg:x="18.855cm" svg:y="12.941cm">
          <draw:text-box>
            <text:p text:style-name="P1">Vecteur de modifications</text:p>
            <text:p text:style-name="P1">pour le mot “souris”</text:p>
          </draw:text-box>
        </draw:frame>
        <draw:custom-shape draw:style-name="gr3" draw:text-style-name="P4" draw:layer="layout" svg:width="1.109cm" svg:height="5.869cm" svg:x="18.269cm" svg:y="11.006cm">
          <text:p/>
          <draw:enhanced-geometry svg:viewBox="0 0 21600 21600" draw:glue-points="0 0 0 21600 21600 10800" draw:text-areas="0 ?f9 7800 ?f10" draw:type="right-brace" draw:modifiers="1800 10889.28631685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frame draw:style-name="gr4" draw:text-style-name="P3" draw:layer="layout" svg:width="4.33cm" svg:height="1.195cm" svg:x="4.721cm" svg:y="8.976cm">
          <draw:text-box>
            <text:p text:style-name="P1"><text:span text:style-name="T1">s</text:span></text:p>
          </draw:text-box>
        </draw:frame>
        <draw:line draw:style-name="gr5" draw:text-style-name="P4" draw:layer="layout" svg:x1="2.918cm" svg:y1="10.171cm" svg:x2="13.065cm" svg:y2="10.207cm">
          <text:p/>
        </draw:line>
        <draw:line draw:style-name="gr5" draw:text-style-name="P4" draw:layer="layout" svg:x1="2.171cm" svg:y1="11.395cm" svg:x2="2.171cm" svg:y2="16.814cm">
          <text:p/>
        </draw:line>
        <draw:frame draw:style-name="gr6" draw:layer="layout" svg:width="2.319cm" svg:height="6.733cm" svg:x="13.21cm" svg:y="2.71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le</text:p>
              </table:table-cell>
            </table:table-row>
            <table:table-row table:style-name="ro1">
              <table:table-cell table:style-name="ce1">
                <text:p text:style-name="P1">chat</text:p>
              </table:table-cell>
            </table:table-row>
            <table:table-row table:style-name="ro1">
              <table:table-cell table:style-name="ce1">
                <text:p text:style-name="P1">rapide</text:p>
              </table:table-cell>
            </table:table-row>
            <table:table-row table:style-name="ro1">
              <table:table-cell table:style-name="ce1">
                <text:p text:style-name="P1">mange</text:p>
              </table:table-cell>
            </table:table-row>
            <table:table-row table:style-name="ro1">
              <table:table-cell table:style-name="ce1">
                <text:p text:style-name="P1">la</text:p>
              </table:table-cell>
            </table:table-row>
            <table:table-row table:style-name="ro1">
              <table:table-cell table:style-name="ce1">
                <text:p text:style-name="P1">souris</text:p>
              </table:table-cell>
            </table:table-row>
            <table:table-row table:style-name="ro1">
              <table:table-cell table:style-name="ce1">
                <text:p text:style-name="P1">gris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layer="layout" svg:width="2.319cm" svg:height="6.733cm" svg:x="15.711cm" svg:y="2.71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 text:style-name="P1">0</text:p>
              </table:table-cell>
            </table:table-row>
            <table:table-row table:style-name="ro1">
              <table:table-cell table:style-name="ce2">
                <text:p text:style-name="P1">0</text:p>
              </table:table-cell>
            </table:table-row>
            <table:table-row table:style-name="ro1">
              <table:table-cell table:style-name="ce2">
                <text:p text:style-name="P1">0</text:p>
              </table:table-cell>
            </table:table-row>
            <table:table-row table:style-name="ro1">
              <table:table-cell table:style-name="ce3">
                <text:p text:style-name="P1">0.45</text:p>
              </table:table-cell>
            </table:table-row>
            <table:table-row table:style-name="ro1">
              <table:table-cell table:style-name="ce4">
                <text:p text:style-name="P1">0.1</text:p>
              </table:table-cell>
            </table:table-row>
            <table:table-row table:style-name="ro1">
              <table:table-cell table:style-name="ce2">
                <text:p text:style-name="P1">0</text:p>
              </table:table-cell>
            </table:table-row>
            <table:table-row table:style-name="ro1">
              <table:table-cell table:style-name="ce5">
                <text:p text:style-name="P1">0.4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5" draw:layer="layout" svg:width="0.973cm" svg:height="1.196cm" svg:x="1.11cm" svg:y="13.398cm">
          <draw:text-box>
            <text:p><text:span text:style-name="T1">e</text:span></text:p>
          </draw:text-box>
        </draw:frame>
        <draw:frame draw:style-name="gr6" draw:layer="layout" svg:width="1.681cm" svg:height="5.813cm" svg:x="15.979cm" svg:y="11.061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1">M<text:span text:style-name="T2">1</text:span></text:p>
              </table:table-cell>
            </table:table-row>
            <table:table-row table:style-name="ro2">
              <table:table-cell table:style-name="ce2">
                <text:p text:style-name="P1">M<text:span text:style-name="T2">2</text:span></text:p>
              </table:table-cell>
            </table:table-row>
            <table:table-row table:style-name="ro2">
              <table:table-cell table:style-name="ce2">
                <text:p text:style-name="P1">M<text:span text:style-name="T2">3</text:span></text:p>
              </table:table-cell>
            </table:table-row>
            <table:table-row table:style-name="ro2">
              <table:table-cell table:style-name="ce2"/>
            </table:table-row>
            <table:table-row table:style-name="ro3">
              <table:table-cell table:style-name="ce2">
                <text:p text:style-name="P1">M<text:span text:style-name="T2">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layer="layout" svg:width="10.213cm" svg:height="5.578cm" svg:x="2.851cm" svg:y="11.1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1">V<text:span text:style-name="T2">1,1</text:span></text:p>
              </table:table-cell>
              <table:table-cell>
                <text:p text:style-name="P1">V<text:span text:style-name="T2">1,2</text:span></text:p>
              </table:table-cell>
              <table:table-cell>
                <text:p text:style-name="P1">V<text:span text:style-name="T2">1,3</text:span></text:p>
              </table:table-cell>
              <table:table-cell table:style-name="ce3">
                <text:p text:style-name="P1">V<text:span text:style-name="T2">1,4</text:span></text:p>
              </table:table-cell>
              <table:table-cell table:style-name="ce4">
                <text:p text:style-name="P1">V<text:span text:style-name="T2">1,5</text:span></text:p>
              </table:table-cell>
              <table:table-cell>
                <text:p text:style-name="P1">V<text:span text:style-name="T2">1,6</text:span></text:p>
              </table:table-cell>
              <table:table-cell table:style-name="ce5">
                <text:p text:style-name="P1">V<text:span text:style-name="T2">1,7</text:span></text:p>
              </table:table-cell>
            </table:table-row>
            <table:table-row table:style-name="ro4" table:default-cell-style-name="ce2">
              <table:table-cell>
                <text:p text:style-name="P1">...</text:p>
              </table:table-cell>
              <table:table-cell>
                <text:p text:style-name="P1">...</text:p>
              </table:table-cell>
              <table:table-cell>
                <text:p text:style-name="P1">...</text:p>
              </table:table-cell>
              <table:table-cell table:style-name="ce3">
                <text:p text:style-name="P1">...</text:p>
              </table:table-cell>
              <table:table-cell table:style-name="ce4">
                <text:p text:style-name="P1">...</text:p>
              </table:table-cell>
              <table:table-cell>
                <text:p text:style-name="P1">...</text:p>
              </table:table-cell>
              <table:table-cell table:style-name="ce5">
                <text:p text:style-name="P1">...</text:p>
              </table:table-cell>
            </table:table-row>
            <table:table-row table:style-name="ro4" table:default-cell-style-name="ce2">
              <table:table-cell>
                <text:p text:style-name="P1">V<text:span text:style-name="T2">2,1</text:span></text:p>
              </table:table-cell>
              <table:table-cell>
                <text:p text:style-name="P1">V<text:span text:style-name="T2">2,2</text:span></text:p>
              </table:table-cell>
              <table:table-cell>
                <text:p text:style-name="P1">V<text:span text:style-name="T2">2,3</text:span></text:p>
              </table:table-cell>
              <table:table-cell table:style-name="ce3">
                <text:p text:style-name="P1">V<text:span text:style-name="T2">2,4</text:span></text:p>
              </table:table-cell>
              <table:table-cell table:style-name="ce4">
                <text:p text:style-name="P1">V<text:span text:style-name="T2">2,5</text:span></text:p>
              </table:table-cell>
              <table:table-cell>
                <text:p text:style-name="P1">V<text:span text:style-name="T2">2,6</text:span></text:p>
              </table:table-cell>
              <table:table-cell table:style-name="ce5">
                <text:p text:style-name="P1">V<text:span text:style-name="T2">2,7</text:span></text:p>
              </table:table-cell>
            </table:table-row>
            <table:table-row table:style-name="ro4" table:default-cell-style-name="ce2">
              <table:table-cell/>
              <table:table-cell/>
              <table:table-cell/>
              <table:table-cell table:style-name="ce3"/>
              <table:table-cell table:style-name="ce4"/>
              <table:table-cell/>
              <table:table-cell table:style-name="ce5"/>
            </table:table-row>
            <table:table-row table:style-name="ro5" table:default-cell-style-name="ce2">
              <table:table-cell>
                <text:p text:style-name="P1">V<text:span text:style-name="T2">e,1</text:span></text:p>
              </table:table-cell>
              <table:table-cell>
                <text:p text:style-name="P1">V<text:span text:style-name="T2">e,2</text:span></text:p>
              </table:table-cell>
              <table:table-cell>
                <text:p text:style-name="P1">V<text:span text:style-name="T2">e,3</text:span></text:p>
              </table:table-cell>
              <table:table-cell table:style-name="ce3">
                <text:p text:style-name="P1">V<text:span text:style-name="T2">e,4</text:span></text:p>
              </table:table-cell>
              <table:table-cell table:style-name="ce4">
                <text:p text:style-name="P1">V<text:span text:style-name="T2">e,5</text:span></text:p>
              </table:table-cell>
              <table:table-cell>
                <text:p text:style-name="P1">V<text:span text:style-name="T2">e,6</text:span></text:p>
              </table:table-cell>
              <table:table-cell table:style-name="ce5">
                <text:p text:style-name="P1">V<text:span text:style-name="T2">e,s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8" draw:text-style-name="P4" draw:layer="layout" svg:width="1.109cm" svg:height="6.548cm" svg:x="18.47cm" svg:y="2.707cm">
          <text:p/>
          <draw:enhanced-geometry svg:viewBox="0 0 21600 21600" draw:glue-points="0 0 0 21600 21600 10800" draw:text-areas="0 ?f9 7800 ?f10" draw:type="right-brace" draw:modifiers="1800 10889.28631685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frame draw:style-name="gr1" draw:text-style-name="P2" draw:layer="layout" svg:width="6.35cm" svg:height="2.384cm" svg:x="1.755cm" svg:y="17.741cm">
          <draw:text-box>
            <text:p text:style-name="P1">Vecteur de modifications induit par le mot “mange”</text:p>
          </draw:text-box>
        </draw:frame>
        <draw:line draw:style-name="gr9" draw:text-style-name="P4" draw:layer="layout" svg:x1="7.985cm" svg:y1="16.875cm" svg:x2="5.127cm" svg:y2="17.827cm">
          <text:p/>
        </draw:line>
        <draw:frame draw:style-name="gr1" draw:text-style-name="P2" draw:layer="layout" svg:width="6.35cm" svg:height="2.384cm" svg:x="10.655cm" svg:y="17.741cm">
          <draw:text-box>
            <text:p text:style-name="P1">Vecteur de modifications induit par le mot “grise”</text:p>
          </draw:text-box>
        </draw:frame>
        <draw:line draw:style-name="gr9" draw:text-style-name="P4" draw:layer="layout" svg:x1="12.43cm" svg:y1="16.875cm" svg:x2="13.7cm" svg:y2="17.827cm">
          <text:p/>
        </draw:line>
        <draw:line draw:style-name="gr5" draw:text-style-name="P4" draw:layer="layout" svg:x1="13.165cm" svg:y1="2.905cm" svg:x2="13.165cm" svg:y2="9.5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short" draw:display-name="Arrow short" svg:viewBox="0 0 20 13" svg:d="M0 13l10-13 10 13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16T15:34:26.199314700</dc:date>
    <meta:editing-duration>PT1H3M28S</meta:editing-duration>
    <meta:editing-cycles>10</meta:editing-cycles>
    <meta:generator>LibreOffice/26.2.1.2$Windows_X86_64 LibreOffice_project/620$Build-2</meta:generator>
    <meta:document-statistic meta:object-count="18"/>
  </office:meta>
</office:document-meta>
</file>